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P3" style:family="paragraph" style:parent-style-name="Text_20_body">
      <style:paragraph-properties fo:margin-top="0cm" fo:margin-bottom="0.499cm" style:contextual-spacing="false" fo:line-height="150%"/>
      <style:text-properties officeooo:paragraph-rsid="0046b883"/>
    </style:style>
    <style:style style:name="P4"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2dc2e" style:text-blinking="false" fo:background-color="transparent" style:font-size-asian="14pt" style:font-size-complex="14pt"/>
    </style:style>
    <style:style style:name="P5" style:family="paragraph" style:parent-style-name="Text_20_body">
      <loext:graphic-properties draw:fill-hatch-name="hatch"/>
      <style:paragraph-properties fo:margin-top="0.101cm" fo:margin-bottom="0.499cm" style:contextual-spacing="false" fo:line-height="115%"/>
      <style:text-properties officeooo:rsid="00547c26" officeooo:paragraph-rsid="00547c26"/>
    </style:style>
    <style:style style:name="P6" style:family="paragraph" style:parent-style-name="Text_20_body" style:list-style-name="L1"/>
    <style:style style:name="P7" style:family="paragraph" style:parent-style-name="Text_20_body" style:list-style-name="L1">
      <style:paragraph-properties fo:margin-top="0cm" fo:margin-bottom="0.499cm" style:contextual-spacing="false" fo:line-height="150%"/>
      <style:text-properties officeooo:paragraph-rsid="0046b883"/>
    </style:style>
    <style:style style:name="P8" style:family="paragraph" style:parent-style-name="Text_20_body" style:list-style-name="L2"/>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547c26" officeooo:paragraph-rsid="00547c26"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officeooo:rsid="00562d72" officeooo:paragraph-rsid="00562d72"/>
    </style:style>
    <style:style style:name="T1" style:family="text">
      <style:text-properties officeooo:rsid="0050d310"/>
    </style:style>
    <style:style style:name="T2" style:family="text">
      <style:text-properties officeooo:rsid="0052dc2e"/>
    </style:style>
    <style:style style:name="T3" style:family="text">
      <style:text-properties officeooo:rsid="00495328"/>
    </style:style>
    <style:style style:name="T4" style:family="text">
      <style:text-properties officeooo:rsid="004b0446"/>
    </style:style>
    <style:style style:name="T5" style:family="text">
      <style:text-properties officeooo:rsid="0051d68a"/>
    </style:style>
    <style:style style:name="T6" style:family="text">
      <style:text-properties fo:font-size="14pt" style:font-size-asian="14pt" style:font-size-complex="14pt"/>
    </style:style>
    <style:style style:name="T7" style:family="text">
      <style:text-properties fo:font-size="14pt" officeooo:rsid="0042820b" style:font-size-asian="14pt" style:font-size-complex="14pt"/>
    </style:style>
    <style:style style:name="T8" style:family="text">
      <style:text-properties fo:font-size="14pt" officeooo:rsid="00547c26" style:font-size-asian="14pt" style:font-size-complex="14pt"/>
    </style:style>
    <style:style style:name="T9" style:family="text">
      <style:text-properties fo:font-size="14pt" officeooo:rsid="0055b2eb"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Call to Worship</text:span> (Zechariah 6:15) / <text:span text:style-name="Strong_20_Emphasis">Opening prayer</text:span> (John A)</text:p>
      <text:p text:style-name="P3"><text:span text:style-name="Strong_20_Emphasis">Praise</text:span>: <text:span text:style-name="Emphasis">Immortal Invisible God Only Wise</text:span></text:p>
      <text:p text:style-name="P3"><text:span text:style-name="Strong_20_Emphasis">Bible Reading</text:span>: Ephesians 2:1-10 (Pam W)</text:p>
      <text:p text:style-name="Text_20_body"><text:span text:style-name="Strong_20_Emphasis">Announcements</text:span> (JA)</text:p>
      <text:list text:style-name="L1">
        <text:list-item>
          <text:p text:style-name="P6">Evening Service tonight</text:p>
        </text:list-item>
        <text:list-item>
          <text:p text:style-name="P6">AGM Sunday 5th annual report <text:span text:style-name="T2">(printed copies – ask me)</text:span></text:p>
        </text:list-item>
        <text:list-item>
          <text:p text:style-name="P7">Extra short congregational meeting 5th after AGM</text:p>
        </text:list-item>
      </text:list>
      <text:p text:style-name="P3"><text:span text:style-name="Strong_20_Emphasis">Sunday School</text:span> (Mook L)</text:p>
      <text:p text:style-name="P3"><text:span text:style-name="Strong_20_Emphasis">Praise</text:span>: <text:span text:style-name="Emphasis">Sovereign Grace O’er Sin Abounding</text:span></text:p>
      <text:p text:style-name="P3"><text:span text:style-name="Strong_20_Emphasis">Prayer for the church and the world</text:span>  (ML)</text:p>
      <text:p text:style-name="P3"><text:span text:style-name="Strong_20_Emphasis">Bible reading</text:span>: Romans 1:18-32 (Seng T)</text:p>
      <text:p text:style-name="P3"><text:span text:style-name="Strong_20_Emphasis">Praise</text:span>: <text:span text:style-name="Emphasis">How Great Thou Art</text:span></text:p>
      <text:p text:style-name="P3"><text:span text:style-name="Strong_20_Emphasis">Sermon</text:span>: “THE GREAT DIVIDE” (Jake Martin)</text:p>
      <text:p text:style-name="P3"><text:span text:style-name="Strong_20_Emphasis">Praise</text:span>: <text:span text:style-name="Emphasis">His Mercy is More</text:span></text:p>
      <text:p text:style-name="P3"><text:span text:style-name="Strong_20_Emphasis">Benediction</text:span> (JM)</text:p>
      <text:p text:style-name="Text_20_body"><text:span text:style-name="Strong_20_Emphasis">Sermon Outline</text:span></text:p>
      <text:p text:style-name="Text_20_body">“THE GREAT DIVIDE”   (Romans 1:18-32)</text:p>
      <text:p text:style-name="Text_20_body">Introduction</text:p>
      <text:list text:style-name="L2">
        <text:list-item>
          <text:p text:style-name="P8">The state of our world</text:p>
          <text:list>
            <text:list-item>
              <text:p text:style-name="P8">Mankind dismisses God’s truth, causing the great divide</text:p>
            </text:list-item>
            <text:list-item>
              <text:p text:style-name="P8">God gave them up to their desires, widening the divide</text:p>
            </text:list-item>
            <text:list-item>
              <text:p text:style-name="P8">God handed mankind over to being full of wickedness, the vertical divide leads to the horizontal.</text:p>
            </text:list-item>
          </text:list>
        </text:list-item>
        <text:list-item>
          <text:p text:style-name="P8">Implications</text:p>
          <text:list>
            <text:list-item text:start-value="1">
              <text:p text:style-name="P8">This is our previous state</text:p>
            </text:list-item>
            <text:list-item>
              <text:p text:style-name="P8">This is their current state</text:p>
            </text:list-item>
          </text:list>
        </text:list-item>
      </text:list>
      <text:p text:style-name="Text_20_body">Conclusion</text:p>
      <text:p text:style-name="P4"><text:span text:style-name="Strong_20_Emphasis">Call to Worship</text:span> <text:span text:style-name="T5">(Zechariah 6:15) </text:span><text:span text:style-name="T1">&amp;</text:span> <text:span text:style-name="Strong_20_Emphasis">Opening prayer</text:span></text:p>
      <text:p text:style-name="Opening_5f_Verse">[15] “And those who are far off shall come and help to build the temple of the Lord.</text:p>
      <text:p text:style-name="P5"><text:span text:style-name="T7">H</text:span><text:span text:style-name="T6">eavenly Father, we have gathered here today, in a land far off from where Zechariah spoke these words - the beginning of a promise far greater than he knew. </text:span></text:p>
      <text:p text:style-name="P9">We thank You that by Your mercy alone in sending Jesus to die in our place, to take away our sins, and give us His righteousness, we are a part of the Body of Christ. We bring our sacrifices of praise into Your throneroom of grace, building the spiritual temple, that You may inhabit the praises of Your people.</text:p>
      <text:p text:style-name="P5"><text:span text:style-name="T6">We pray that You would be pleased to accept our praise, as we honour the Name of Jesus, and pay close attention to Your Word, that we may become more effective as salt and light in this </text:span><text:span text:style-name="T9">dark and unsavoury </text:span><text:span text:style-name="T6">world.</text:span></text:p>
      <text:p text:style-name="P10"><text:span text:style-name="T6">In Jesus Precious Name, Amen.</text:span></text:p>
      <text:p text:style-name="P2"><text:span text:style-name="T7">[</text:span><text:span text:style-name="T8">Immortal, Invisible, God Only Wise</text:span><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d310"/>
    </style:style>
    <style:style style:name="MT2" style:family="text">
      <style:text-properties officeooo:rsid="0052dc2e"/>
    </style:style>
    <style:style style:name="MT3" style:family="text">
      <style:text-properties officeooo:rsid="00495328"/>
    </style:style>
    <style:style style:name="MT4"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text:span><text:span text:style-name="MT2">8</text:span><text:span text:style-name="MT3">th</text:span> <text:span text:style-name="MT2">September</text:span><text:span text:style-name="MT4">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9-27T21:20:34.193077637</dc:date>
    <meta:editing-duration>PT6H43M54S</meta:editing-duration>
    <meta:editing-cycles>50</meta:editing-cycles>
    <meta:generator>LibreOffice/24.2.7.2$Linux_X86_64 LibreOffice_project/420$Build-2</meta:generator>
    <meta:print-date>2024-02-03T21:06:33.278074986</meta:print-date>
    <meta:document-statistic meta:table-count="0" meta:image-count="0" meta:object-count="0" meta:page-count="2" meta:paragraph-count="34" meta:word-count="325" meta:character-count="1827" meta:non-whitespace-character-count="1541"/>
  </office:meta>
</office:document-meta>
</file>